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5.23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804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3.521cm"/>
    </style:style>
    <style:style style:name="co21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table:style-name="Default"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De Verdad Verdad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Querendo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Vine A Cantar Mis Pena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El Pretext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Tu Eres Lo Que Yo Mas Quier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Los Diablitos</text:p>
          </table:table-cell>
          <table:table-cell office:value-type="string" calcext:value-type="string">
            <text:p>De Verdad, Verdad</text:p>
          </table:table-cell>
          <table:table-cell office:value-type="string" calcext:value-type="string">
            <text:p>Color De Ros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s Diablit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 Verdad, Verd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000-00-00T00:00:02.597218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5-10T23:36:21.811782762</dc:date>
    <dc:creator>Raphael </dc:creator>
    <meta:editing-duration>PT11H6M10S</meta:editing-duration>
    <meta:editing-cycles>22</meta:editing-cycles>
    <meta:document-statistic meta:table-count="32" meta:cell-count="9820" meta:object-count="0"/>
  </office:meta>
</office:document-meta>
</file>